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D000002BC225145F86474E72D.png" manifest:media-type="image/png"/>
  <manifest:file-entry manifest:full-path="Pictures/10000000000001E0000002E343C4870C9DB71A86.png" manifest:media-type="image/png"/>
  <manifest:file-entry manifest:full-path="Pictures/1000020100000402000000A2EFF60744D9C2911B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Liberation Sans1" svg:font-family="'Liberation Sans'" style:font-adornments="Regular" style:font-pitch="variable"/>
    <style:font-face style:name="MS Gothic" svg:font-family="'MS Gothic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华文黑体" svg:font-family="华文黑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7.741cm" fo:min-width="20.0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163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-title">
      <style:graphic-properties fo:min-height="3.506cm"/>
    </style:style>
    <style:style style:name="pr4" style:family="presentation" style:parent-style-name="Pencil-outline1">
      <style:graphic-properties fo:min-height="8.051cm"/>
    </style:style>
    <style:style style:name="pr5" style:family="presentation" style:parent-style-name="Pencil-notes">
      <style:graphic-properties draw:fill-color="#ffffff" fo:min-height="13.364cm"/>
    </style:style>
    <style:style style:name="pr6" style:family="presentation" style:parent-style-name="Vivid-title">
      <style:graphic-properties fo:min-height="2.413cm"/>
    </style:style>
    <style:style style:name="pr7" style:family="presentation" style:parent-style-name="Vivid-notes">
      <style:graphic-properties draw:fill-color="#ffffff" draw:auto-grow-height="true" fo:min-height="12.464cm"/>
    </style:style>
    <style:style style:name="pr8" style:family="presentation" style:parent-style-name="Vivid-outline1">
      <style:graphic-properties fo:min-height="4.056cm"/>
    </style:style>
    <style:style style:name="pr9" style:family="presentation" style:parent-style-name="Vivid-notes">
      <style:graphic-properties draw:fill-color="#ffffff" fo:min-height="12.464cm"/>
    </style:style>
    <style:style style:name="pr10" style:family="presentation" style:parent-style-name="Midnightblue2-title">
      <style:graphic-properties fo:min-height="5.75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r12" style:family="presentation" style:parent-style-name="Midnightblue2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6.2000007629395pt"/>
    </style:style>
    <style:style style:name="P6" style:family="paragraph">
      <loext:graphic-properties draw:fill-color="#ffffff"/>
      <style:text-properties style:font-size-asian="18pt"/>
    </style:style>
    <style:style style:name="P7" style:family="paragraph">
      <loext:graphic-properties draw:fill-color="#ffffff"/>
      <style:text-properties style:font-size-asian="28.1000003814697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layer="layout" svg:width="26cm" svg:height="2.163cm" svg:x="1cm" svg:y="14cm" presentation:class="title" presentation:user-transformed="true">
          <draw:text-box>
            <text:p xml:id="id2" text:id="id2"><text:s text:c="27"/>------雷娜 &amp; 贺文江</text:p>
          </draw:text-box>
        </draw:frame>
        <draw:custom-shape draw:style-name="gr1" draw:text-style-name="P2" xml:id="id1" draw:id="id1" draw:layer="layout" svg:width="20.5cm" svg:height="8cm" svg:x="2cm" svg:y="1.5cm">
          <text:p text:style-name="P1"><text:span text:style-name="T1">Telephone Book 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encil" presentation:presentation-page-layout-name="AL2T1">
        <office:forms form:automatic-focus="false" form:apply-design-mode="false"/>
        <draw:frame presentation:style-name="pr3" draw:layer="layout" svg:width="21.943cm" svg:height="3.506cm" svg:x="1.4cm" svg:y="5.964cm" presentation:class="title">
          <draw:text-box>
            <text:p xml:id="id4" text:id="id4">简介</text:p>
          </draw:text-box>
        </draw:frame>
        <draw:frame presentation:style-name="pr4" draw:layer="layout" svg:width="25.199cm" svg:height="8.301cm" svg:x="1.4cm" svg:y="11.614cm" presentation:class="outline">
          <draw:text-box>
            <text:list text:style-name="L2">
              <text:list-item>
                <text:p xml:id="id3" text:id="id3">这是一个实现简易功能的电话簿，电话簿主题框架运用了V-Play提供的APP框架及组件; 主要功能的实现运用了数据库以便于联系人信息的增，删，改，查。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Bottom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4" anim:sub-item="text" smil:attributeName="visibility" smil:to="visible"/>
                  <anim:transitionFilter smil:begin="0s" smil:dur="0.58s" smil:targetElement="id4" anim:sub-item="text" smil:type="barWipe" smil:subtype="topToBottom"/>
                  <anim:animate smil:begin="0s" smil:dur="1.822s" smil:targetElement="id4" anim:sub-item="text" smil:attributeName="x" smil:values="x-0.25;x" smil:keyTimes="0;1" smil:keySplines="0,0;0.14,0.36;0.43,0.73;0.71,0.91;1,1"/>
                  <anim:animate smil:begin="0s" smil:dur="0.664s" smil:targetElement="id4" anim:sub-item="text" smil:attributeName="y" smil:values="0.5;1" smil:keyTimes="0;1" anim:formula="y-sin(pi*$)/3" smil:keySplines="0,0;0.25,0.07;0.5,0.2;0.75,0.467;1,1"/>
                  <anim:animate smil:begin="0.664s" smil:dur="0.664s" smil:targetElement="id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4" anim:sub-item="text" smil:to="1,0.6" smil:attributeName="transform" svg:type="scale"/>
                  <anim:animateTransform smil:begin="0.676s" smil:dur="0.166s" smil:decelerate="0.5" smil:targetElement="id4" anim:sub-item="text" smil:to="1,1" smil:attributeName="transform" svg:type="scale"/>
                  <anim:animateTransform smil:begin="1.312s" smil:dur="0.026s" smil:targetElement="id4" anim:sub-item="text" smil:to="1,0.8" smil:attributeName="transform" svg:type="scale"/>
                  <anim:animateTransform smil:begin="1.338s" smil:dur="0.166s" smil:decelerate="0.5" smil:targetElement="id4" anim:sub-item="text" smil:to="1,1" smil:attributeName="transform" svg:type="scale"/>
                  <anim:animateTransform smil:begin="1.642s" smil:dur="0.026s" smil:targetElement="id4" anim:sub-item="text" smil:to="1,0.9" smil:attributeName="transform" svg:type="scale"/>
                  <anim:animateTransform smil:begin="1.668s" smil:dur="0.166s" smil:decelerate="0.5" smil:targetElement="id4" anim:sub-item="text" smil:to="1,1" smil:attributeName="transform" svg:type="scale"/>
                  <anim:animateTransform smil:begin="1.808s" smil:dur="0.026s" smil:targetElement="id4" anim:sub-item="text" smil:to="1,0.95" smil:attributeName="transform" svg:type="scale"/>
                  <anim:animateTransform smil:begin="1.834s" smil:dur="0.166s" smil:decelerate="0.5" smil:targetElement="id4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ivid" presentation:presentation-page-layout-name="AL2T1">
        <office:forms form:automatic-focus="false" form:apply-design-mode="false"/>
        <draw:frame presentation:style-name="pr6" draw:layer="layout" svg:width="26cm" svg:height="2.413cm" svg:x="1cm" svg:y="0.962cm" presentation:class="title" presentation:user-transformed="true">
          <draw:text-box>
            <text:p>主要界面</text:p>
          </draw:text-box>
        </draw:frame>
        <draw:frame draw:style-name="gr3" draw:text-style-name="P4" xml:id="id5" draw:id="id5" draw:layer="layout" svg:width="9.092cm" svg:height="14.941cm" svg:x="2.335cm" svg:y="4.088cm" presentation:class="graphic" presentation:user-transformed="true">
          <draw:image xlink:href="Pictures/10000000000001E0000002E343C4870C9DB71A86.png" xlink:type="simple" xlink:show="embed" xlink:actuate="onLoad">
            <text:p/>
          </draw:image>
        </draw:frame>
        <draw:frame draw:style-name="gr4" draw:text-style-name="P4" xml:id="id6" draw:id="id6" draw:layer="layout" svg:width="10.162cm" svg:height="15cm" svg:x="13.338cm" svg:y="4cm">
          <draw:image xlink:href="Pictures/10000000000001DD000002BC225145F86474E7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  <anim:par smil:begin="0s" smil:fill="hold" presentation:preset-property="Direction" presentation:node-type="with-previous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" presentation:presentation-page-layout-name="AL2T1">
        <office:forms form:automatic-focus="false" form:apply-design-mode="false"/>
        <draw:frame presentation:style-name="Vivid-title" draw:layer="layout" svg:width="25.199cm" svg:height="2.371cm" svg:x="1cm" svg:y="0.629cm" presentation:class="title" presentation:user-transformed="true">
          <draw:text-box>
            <text:p>主要功能</text:p>
          </draw:text-box>
        </draw:frame>
        <draw:frame presentation:style-name="pr8" draw:layer="layout" svg:width="25.179cm" svg:height="14.796cm" svg:x="1.29cm" svg:y="4cm" presentation:class="outline" presentation:user-transformed="true">
          <draw:text-box>
            <text:list text:style-name="L4">
              <text:list-item>
                <text:p xml:id="id7" text:id="id7">拨打电话</text:p>
              </text:list-item>
              <text:list-item>
                <text:p xml:id="id8" text:id="id8">增加联系人</text:p>
              </text:list-item>
              <text:list-item>
                <text:p xml:id="id9" text:id="id9">删除联系人</text:p>
              </text:list-item>
              <text:list-item>
                <text:p xml:id="id10" text:id="id10">修改联系人信息</text:p>
              </text:list-item>
              <text:list-item>
                <text:p xml:id="id11" text:id="id11">简单查询联系人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6cm" svg:x="7.5cm" svg:y="7.5cm" presentation:class="title" presentation:user-transformed="true">
          <draw:text-box>
            <text:p xml:id="id12" text:id="id12">拨打电话演示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6cm" svg:x="7.5cm" svg:y="7.5cm" presentation:class="title">
          <draw:text-box>
            <text:p xml:id="id13" text:id="id13">其他功能演示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" presentation:presentation-page-layout-name="AL2T1">
        <office:forms form:automatic-focus="false" form:apply-design-mode="false"/>
        <draw:frame presentation:style-name="pr3" draw:layer="layout" svg:width="21.943cm" svg:height="3.506cm" svg:x="1.4cm" svg:y="5.964cm" presentation:class="title">
          <draw:text-box>
            <text:p xml:id="id14" text:id="id14">分享一点想法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ivid" presentation:presentation-page-layout-name="AL2T1">
        <office:forms form:automatic-focus="false" form:apply-design-mode="false"/>
        <draw:frame presentation:style-name="pr8" draw:layer="layout" svg:width="25.179cm" svg:height="16.296cm" svg:x="1.29cm" svg:y="1.704cm" presentation:class="outline" presentation:user-transformed="true">
          <draw:text-box>
            <text:list text:style-name="L4">
              <text:list-item>
                <text:p xml:id="id15" text:id="id15">耐着性子看全英文教程</text:p>
              </text:list-item>
              <text:list-item>
                <text:p xml:id="id16" text:id="id16">开始的时候没有意识到需要用到数据库来存储联系人的数据，大体框架内容快要完成时才发现，没有用数据库的增加删除都只是界面上的增加删除</text:p>
              </text:list-item>
              <text:list-item>
                <text:p xml:id="id17" text:id="id17">在加入数据库的过程中，要做到数据库与界面的交互，需要模型视图来实现，所以添加了自定义的模型</text:p>
              </text:list-item>
              <text:list-item>
                <text:p xml:id="id18" text:id="id18">最后的难点就是调用手机打电话的接口，不知道如何才能解决打电话这个最关键的功能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" presentation:presentation-page-layout-name="AL2T1">
        <office:forms form:automatic-focus="false" form:apply-design-mode="false"/>
        <draw:frame presentation:style-name="Vivid-title" draw:layer="layout" svg:width="25.199cm" svg:height="2cm" svg:x="1.301cm" svg:y="1cm" presentation:class="title" presentation:user-transformed="true">
          <draw:text-box>
            <text:p>遗憾</text:p>
          </draw:text-box>
        </draw:frame>
        <draw:frame presentation:style-name="pr8" draw:layer="layout" svg:width="25.179cm" svg:height="14.296cm" svg:x="1.29cm" svg:y="4.5cm" presentation:class="outline" presentation:user-transformed="true">
          <draw:text-box>
            <text:list text:style-name="L4">
              <text:list-item>
                <text:p>没有实现中文的相关功能</text:p>
              </text:list-item>
              <text:list-item>
                <text:p>通话记录没有完善</text:p>
              </text:list-item>
              <text:list-item>
                <text:p>Group分组功能有待完成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2.5cm" svg:height="6cm" svg:x="8cm" svg:y="7.5cm" presentation:class="title" presentation:user-transformed="true">
          <draw:text-box>
            <text:p xml:id="id19" text:id="id19">So much for this.<text:line-break/>It’s over. <text:line-break/>Thank you!!!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Liberation Sans1" svg:font-family="'Liberation Sans'" style:font-adornments="Regular" style:font-pitch="variable"/>
    <style:font-face style:name="MS Gothic" svg:font-family="'MS Gothic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华文黑体" svg:font-family="华文黑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华文黑体" style:font-family-asian="华文黑体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landscape"/>
    </style:page-layout>
    <style:page-layout style:name="PM3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19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20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Vivid-backgroundobjects">
      <style:graphic-properties draw:auto-grow-height="false" fo:min-height="1.449cm"/>
    </style:style>
    <style:style style:name="Mpr2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2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编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编号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编号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编号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编号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编号&gt;</text:page-number></text:span></text:p>
          </draw:text-box>
        </draw:frame>
      </presentation:notes>
    </style:master-page>
    <style:master-page style:name="Pencil" style:page-layout-name="PM1" draw:style-name="Mdp3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5" draw:text-style-name="MP8" draw:layer="backgroundobjects" svg:width="25.213cm" svg:height="3.98cm" svg:x="1.356cm" svg:y="6.23cm">
        <draw:image xlink:href="Pictures/1000020100000402000000A2EFF60744D9C2911B.png" xlink:type="simple" xlink:show="embed" xlink:actuate="onLoad">
          <text:p/>
        </draw:image>
      </draw:frame>
      <presentation:notes style:page-layout-name="PM3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3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3">
        <draw:page-thumbnail presentation:style-name="默认-title" draw:layer="backgroundobjects" svg:width="13.586cm" svg:height="11.136cm" svg:x="3.705cm" svg:y="2.256cm" presentation:class="page"/>
        <draw:frame presentation:style-name="默认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" style:page-layout-name="PM1" draw:style-name="Mdp4">
      <office:forms form:automatic-focus="false" form:apply-design-mode="false"/>
      <draw:frame presentation:style-name="Mpr2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21" draw:layer="backgroundobjects" svg:width="8.874cm" svg:height="1.449cm" svg:x="9.489cm" svg:y="19.131cm" presentation:class="footer">
        <draw:text-box>
          <text:p text:style-name="MP8"><presentation:footer/></text:p>
        </draw:text-box>
      </draw:frame>
      <draw:frame presentation:style-name="Mpr21" draw:layer="backgroundobjects" svg:width="6.523cm" svg:height="1.449cm" svg:x="19.989cm" svg:y="19.131cm" presentation:class="page-number">
        <draw:text-box>
          <text:p text:style-name="MP22"><text:page-number>&lt;编号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3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9:58:39.393524581</meta:creation-date>
    <meta:editing-duration>PT5H59M31S</meta:editing-duration>
    <meta:editing-cycles>4</meta:editing-cycles>
    <meta:generator>LibreOffice/5.3.3.2$Linux_X86_64 LibreOffice_project/3d9a8b4b4e538a85e0782bd6c2d430bafe583448</meta:generator>
    <dc:date>2017-06-30T20:11:34.161394944</dc:date>
    <meta:document-statistic meta:object-count="1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